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315cm" svg:height="13.865cm" svg:x="7.241cm" svg:y="5.1cm">
            <draw:object draw:notify-on-update-of-ranges="Sheet1.H13:Sheet1.L13 Sheet1.G14:Sheet1.G14 Sheet1.H14:Sheet1.L14 Sheet1.G15:Sheet1.G15 Sheet1.H15:Sheet1.L15 Sheet1.G16:Sheet1.G16 Sheet1.H16:Sheet1.L16 Sheet1.G17:Sheet1.G17 Sheet1.H17:Sheet1.L17 Sheet1.G18:Sheet1.G18 Sheet1.H18:Sheet1.L18 Sheet1.G19:Sheet1.G19 Sheet1.H19:Sheet1.L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Type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ar1</text:p>
          </table:table-cell>
          <table:table-cell table:style-name="ce1" office:value-type="float" office:value="0.0006041" calcext:value-type="float">
            <text:p>0,0006041</text:p>
          </table:table-cell>
          <table:table-cell table:style-name="ce1" office:value-type="float" office:value="0.0006999" calcext:value-type="float">
            <text:p>0,0006999</text:p>
          </table:table-cell>
          <table:table-cell table:style-name="ce1" office:value-type="float" office:value="0.0006584" calcext:value-type="float">
            <text:p>0,0006584</text:p>
          </table:table-cell>
          <table:table-cell table:style-name="ce1" office:value-type="float" office:value="0.0006329" calcext:value-type="float">
            <text:p>0,0006329</text:p>
          </table:table-cell>
          <table:table-cell table:style-name="ce1" office:value-type="float" office:value="0.0006726" calcext:value-type="float">
            <text:p>0,000672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ar2</text:p>
          </table:table-cell>
          <table:table-cell table:style-name="ce1" office:value-type="float" office:value="0.000578" calcext:value-type="float">
            <text:p>0,000578</text:p>
          </table:table-cell>
          <table:table-cell table:style-name="ce1" office:value-type="float" office:value="0.0005799" calcext:value-type="float">
            <text:p>0,0005799</text:p>
          </table:table-cell>
          <table:table-cell table:style-name="ce1" office:value-type="float" office:value="0.0005761" calcext:value-type="float">
            <text:p>0,0005761</text:p>
          </table:table-cell>
          <table:table-cell table:style-name="ce1" office:value-type="float" office:value="0.0006047" calcext:value-type="float">
            <text:p>0,0006047</text:p>
          </table:table-cell>
          <table:table-cell table:style-name="ce1" office:value-type="float" office:value="0.000616" calcext:value-type="float">
            <text:p>0,00061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ar3</text:p>
          </table:table-cell>
          <table:table-cell table:style-name="ce1" office:value-type="float" office:value="0.0005753" calcext:value-type="float">
            <text:p>0,0005753</text:p>
          </table:table-cell>
          <table:table-cell table:style-name="ce1" office:value-type="float" office:value="0.0005792" calcext:value-type="float">
            <text:p>0,0005792</text:p>
          </table:table-cell>
          <table:table-cell table:style-name="ce1" office:value-type="float" office:value="0.0005685" calcext:value-type="float">
            <text:p>0,0005685</text:p>
          </table:table-cell>
          <table:table-cell table:style-name="ce1" office:value-type="float" office:value="0.0006371" calcext:value-type="float">
            <text:p>0,0006371</text:p>
          </table:table-cell>
          <table:table-cell table:style-name="ce1" office:value-type="float" office:value="0.0006537" calcext:value-type="float">
            <text:p>0,0006537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ar4</text:p>
          </table:table-cell>
          <table:table-cell table:style-name="ce1" office:value-type="float" office:value="0.0005681" calcext:value-type="float">
            <text:p>0,0005681</text:p>
          </table:table-cell>
          <table:table-cell table:style-name="ce1" office:value-type="float" office:value="0.0005833" calcext:value-type="float">
            <text:p>0,0005833</text:p>
          </table:table-cell>
          <table:table-cell table:style-name="ce1" office:value-type="float" office:value="0.0005787" calcext:value-type="float">
            <text:p>0,0005787</text:p>
          </table:table-cell>
          <table:table-cell table:style-name="ce1" office:value-type="float" office:value="0.0005958" calcext:value-type="float">
            <text:p>0,0005958</text:p>
          </table:table-cell>
          <table:table-cell table:style-name="ce1" office:value-type="float" office:value="0.0006362" calcext:value-type="float">
            <text:p>0,000636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Par7</text:p>
          </table:table-cell>
          <table:table-cell table:style-name="ce1" office:value-type="float" office:value="0.0005773" calcext:value-type="float">
            <text:p>0,0005773</text:p>
          </table:table-cell>
          <table:table-cell table:style-name="ce1" office:value-type="float" office:value="0.0005862" calcext:value-type="float">
            <text:p>0,0005862</text:p>
          </table:table-cell>
          <table:table-cell table:style-name="ce1" office:value-type="float" office:value="0.0005825" calcext:value-type="float">
            <text:p>0,0005825</text:p>
          </table:table-cell>
          <table:table-cell table:style-name="ce1" office:value-type="float" office:value="0.0006132" calcext:value-type="float">
            <text:p>0,0006132</text:p>
          </table:table-cell>
          <table:table-cell table:style-name="ce1" office:value-type="float" office:value="0.0006388" calcext:value-type="float">
            <text:p>0,000638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eq</text:p>
          </table:table-cell>
          <table:table-cell table:style-name="ce1" office:value-type="float" office:value="0.0005941" calcext:value-type="float">
            <text:p>0,0005941</text:p>
          </table:table-cell>
          <table:table-cell table:style-name="ce1" office:value-type="float" office:value="0.0006469" calcext:value-type="float">
            <text:p>0,0006469</text:p>
          </table:table-cell>
          <table:table-cell table:style-name="ce1" office:value-type="float" office:value="0.0006192" calcext:value-type="float">
            <text:p>0,0006192</text:p>
          </table:table-cell>
          <table:table-cell table:style-name="ce1" office:value-type="float" office:value="0.0006969" calcext:value-type="float">
            <text:p>0,0006969</text:p>
          </table:table-cell>
          <table:table-cell table:style-name="ce1" office:value-type="float" office:value="0.0006451" calcext:value-type="float">
            <text:p>0,0006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22:15:48.204965425</meta:creation-date>
    <dc:date>2023-06-11T23:41:25.762704736</dc:date>
    <meta:editing-duration>PT57M17S</meta:editing-duration>
    <meta:editing-cycles>2</meta:editing-cycles>
    <meta:generator>LibreOffice/7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16cm" svg:height="13.866cm" xlink:href=".." xlink:type="simple" chart:class="chart:line" chart:style-name="ch1">
        <chart:legend chart:legend-position="end" svg:x="28.258cm" svg:y="5.389cm" style:legend-expansion="high" chart:style-name="ch2"/>
        <chart:plot-area chart:style-name="ch3" table:cell-range-address="Sheet1.G13:Sheet1.L19" chart:data-source-has-labels="both" svg:x="0.606cm" svg:y="0.277cm" svg:width="27.046cm" svg:height="13.312cm">
          <chart:coordinate-region svg:x="2.074cm" svg:y="0.476cm" svg:width="24.835cm" svg:height="12.466cm"/>
          <chart:axis chart:dimension="x" chart:name="primary-x" chart:style-name="ch4" chartooo:axis-type="auto">
            <chartooo:date-scale/>
            <chart:categories table:cell-range-address="Sheet1.H13:Sheet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4:Sheet1.L14" chart:label-cell-address="Sheet1.G14:Sheet1.G14" chart:class="chart:line">
            <chart:data-point chart:repeated="5"/>
          </chart:series>
          <chart:series chart:style-name="ch8" chart:values-cell-range-address="Sheet1.H15:Sheet1.L15" chart:label-cell-address="Sheet1.G15:Sheet1.G15" chart:class="chart:line">
            <chart:data-point chart:repeated="5"/>
          </chart:series>
          <chart:series chart:style-name="ch9" chart:values-cell-range-address="Sheet1.H16:Sheet1.L16" chart:label-cell-address="Sheet1.G16:Sheet1.G16" chart:class="chart:line">
            <chart:data-point chart:repeated="5"/>
          </chart:series>
          <chart:series chart:style-name="ch10" chart:values-cell-range-address="Sheet1.H17:Sheet1.L17" chart:label-cell-address="Sheet1.G17:Sheet1.G17" chart:class="chart:line">
            <chart:data-point chart:repeated="5"/>
          </chart:series>
          <chart:series chart:style-name="ch11" chart:values-cell-range-address="Sheet1.H18:Sheet1.L18" chart:label-cell-address="Sheet1.G18:Sheet1.G18" chart:class="chart:line">
            <chart:data-point chart:repeated="5"/>
          </chart:series>
          <chart:series chart:style-name="ch12" chart:values-cell-range-address="Sheet1.H19:Sheet1.L19" chart:label-cell-address="Sheet1.G19:Sheet1.G1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0000">
                <text:p>500000</text:p>
                <draw:g>
                  <svg:desc>Sheet1.H13:Sheet1.L13</svg:desc>
                </draw:g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Par1</text:p>
                <draw:g>
                  <svg:desc>Sheet1.G14:Sheet1.G14</svg:desc>
                </draw:g>
              </table:table-cell>
              <table:table-cell office:value-type="float" office:value="0.0006041">
                <text:p>0.0006041</text:p>
                <draw:g>
                  <svg:desc>Sheet1.H14:Sheet1.L14</svg:desc>
                </draw:g>
              </table:table-cell>
              <table:table-cell office:value-type="float" office:value="0.0006999">
                <text:p>0.0006999</text:p>
              </table:table-cell>
              <table:table-cell office:value-type="float" office:value="0.0006584">
                <text:p>0.0006584</text:p>
              </table:table-cell>
              <table:table-cell office:value-type="float" office:value="0.0006329">
                <text:p>0.0006329</text:p>
              </table:table-cell>
              <table:table-cell office:value-type="float" office:value="0.0006726">
                <text:p>0.0006726</text:p>
              </table:table-cell>
            </table:table-row>
            <table:table-row>
              <table:table-cell office:value-type="string">
                <text:p>Par2</text:p>
                <draw:g>
                  <svg:desc>Sheet1.G15:Sheet1.G15</svg:desc>
                </draw:g>
              </table:table-cell>
              <table:table-cell office:value-type="float" office:value="0.000578">
                <text:p>0.000578</text:p>
                <draw:g>
                  <svg:desc>Sheet1.H15:Sheet1.L15</svg:desc>
                </draw:g>
              </table:table-cell>
              <table:table-cell office:value-type="float" office:value="0.0005799">
                <text:p>0.0005799</text:p>
              </table:table-cell>
              <table:table-cell office:value-type="float" office:value="0.0005761">
                <text:p>0.0005761</text:p>
              </table:table-cell>
              <table:table-cell office:value-type="float" office:value="0.0006047">
                <text:p>0.0006047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string">
                <text:p>Par3</text:p>
                <draw:g>
                  <svg:desc>Sheet1.G16:Sheet1.G16</svg:desc>
                </draw:g>
              </table:table-cell>
              <table:table-cell office:value-type="float" office:value="0.0005753">
                <text:p>0.0005753</text:p>
                <draw:g>
                  <svg:desc>Sheet1.H16:Sheet1.L16</svg:desc>
                </draw:g>
              </table:table-cell>
              <table:table-cell office:value-type="float" office:value="0.0005792">
                <text:p>0.0005792</text:p>
              </table:table-cell>
              <table:table-cell office:value-type="float" office:value="0.0005685">
                <text:p>0.0005685</text:p>
              </table:table-cell>
              <table:table-cell office:value-type="float" office:value="0.0006371">
                <text:p>0.0006371</text:p>
              </table:table-cell>
              <table:table-cell office:value-type="float" office:value="0.0006537">
                <text:p>0.0006537</text:p>
              </table:table-cell>
            </table:table-row>
            <table:table-row>
              <table:table-cell office:value-type="string">
                <text:p>Par4</text:p>
                <draw:g>
                  <svg:desc>Sheet1.G17:Sheet1.G17</svg:desc>
                </draw:g>
              </table:table-cell>
              <table:table-cell office:value-type="float" office:value="0.0005681">
                <text:p>0.0005681</text:p>
                <draw:g>
                  <svg:desc>Sheet1.H17:Sheet1.L17</svg:desc>
                </draw:g>
              </table:table-cell>
              <table:table-cell office:value-type="float" office:value="0.0005833">
                <text:p>0.0005833</text:p>
              </table:table-cell>
              <table:table-cell office:value-type="float" office:value="0.0005787">
                <text:p>0.0005787</text:p>
              </table:table-cell>
              <table:table-cell office:value-type="float" office:value="0.0005958">
                <text:p>0.0005958</text:p>
              </table:table-cell>
              <table:table-cell office:value-type="float" office:value="0.0006362">
                <text:p>0.0006362</text:p>
              </table:table-cell>
            </table:table-row>
            <table:table-row>
              <table:table-cell office:value-type="string">
                <text:p>Par7</text:p>
                <draw:g>
                  <svg:desc>Sheet1.G18:Sheet1.G18</svg:desc>
                </draw:g>
              </table:table-cell>
              <table:table-cell office:value-type="float" office:value="0.0005773">
                <text:p>0.0005773</text:p>
                <draw:g>
                  <svg:desc>Sheet1.H18:Sheet1.L18</svg:desc>
                </draw:g>
              </table:table-cell>
              <table:table-cell office:value-type="float" office:value="0.0005862">
                <text:p>0.0005862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06132">
                <text:p>0.0006132</text:p>
              </table:table-cell>
              <table:table-cell office:value-type="float" office:value="0.0006388">
                <text:p>0.0006388</text:p>
              </table:table-cell>
            </table:table-row>
            <table:table-row>
              <table:table-cell office:value-type="string">
                <text:p>Seq</text:p>
                <draw:g>
                  <svg:desc>Sheet1.G19:Sheet1.G19</svg:desc>
                </draw:g>
              </table:table-cell>
              <table:table-cell office:value-type="float" office:value="0.0005941">
                <text:p>0.0005941</text:p>
                <draw:g>
                  <svg:desc>Sheet1.H19:Sheet1.L19</svg:desc>
                </draw:g>
              </table:table-cell>
              <table:table-cell office:value-type="float" office:value="0.0006469">
                <text:p>0.0006469</text:p>
              </table:table-cell>
              <table:table-cell office:value-type="float" office:value="0.0006192">
                <text:p>0.0006192</text:p>
              </table:table-cell>
              <table:table-cell office:value-type="float" office:value="0.0006969">
                <text:p>0.0006969</text:p>
              </table:table-cell>
              <table:table-cell office:value-type="float" office:value="0.0006451">
                <text:p>0.0006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